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3" table:style-name="ta1">
        <table:shapes>
          <draw:frame draw:z-index="0" draw:style-name="gr1" draw:text-style-name="P1" svg:width="576pt" svg:height="255.26pt" svg:x="355.89pt" svg:y="207.04pt">
            <loext:p draw:notify-on-update-of-ranges="r3.A18:r3.A25 r3.B17:r3.B17 r3.B18:r3.B25 r3.A18:r3.A25 r3.C17:r3.C17 r3.C18:r3.C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ntolo s</text:p>
          </table:table-cell>
          <table:table-cell office:value-type="string" calcext:value-type="string">
            <text:p>Ontologenius</text:p>
          </table:table-cell>
          <table:table-cell office:value-type="string" calcext:value-type="string">
            <text:p>ORO server</text:p>
          </table:table-cell>
          <table:table-cell office:value-type="string" calcext:value-type="string">
            <text:p>ORO local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0.129571" calcext:value-type="float">
            <text:p>0.129571</text:p>
          </table:table-cell>
          <table:table-cell office:value-type="float" office:value="25.64" calcext:value-type="float">
            <text:p>25.64</text:p>
          </table:table-cell>
          <table:table-cell office:value-type="float" office:value="4" calcext:value-type="float">
            <text:p>4</text:p>
          </table:table-cell>
          <table:table-cell office:value-type="float" office:value="0.513248" calcext:value-type="float">
            <text:p>0.5132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0.269978" calcext:value-type="float">
            <text:p>0.269978</text:p>
          </table:table-cell>
          <table:table-cell office:value-type="float" office:value="31.4424" calcext:value-type="float">
            <text:p>31.4424</text:p>
          </table:table-cell>
          <table:table-cell office:value-type="float" office:value="2" calcext:value-type="float">
            <text:p>2</text:p>
          </table:table-cell>
          <table:table-cell office:value-type="float" office:value="1.03282" calcext:value-type="float">
            <text:p>1.0328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0.330844" calcext:value-type="float">
            <text:p>0.330844</text:p>
          </table:table-cell>
          <table:table-cell office:value-type="float" office:value="47.8639" calcext:value-type="float">
            <text:p>47.8639</text:p>
          </table:table-cell>
          <table:table-cell office:value-type="float" office:value="4" calcext:value-type="float">
            <text:p>4</text:p>
          </table:table-cell>
          <table:table-cell office:value-type="float" office:value="1.5719" calcext:value-type="float">
            <text:p>1.571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/>
          <table:table-cell office:value-type="float" office:value="1.6458" calcext:value-type="float">
            <text:p>1.6458</text:p>
          </table:table-cell>
          <table:table-cell office:value-type="float" office:value="688.852" calcext:value-type="float">
            <text:p>688.852</text:p>
          </table:table-cell>
          <table:table-cell office:value-type="float" office:value="9" calcext:value-type="float">
            <text:p>9</text:p>
          </table:table-cell>
          <table:table-cell office:value-type="float" office:value="7.55416" calcext:value-type="float">
            <text:p>7.554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  <table:table-cell office:value-type="float" office:value="3.9183" calcext:value-type="float">
            <text:p>3.9183</text:p>
          </table:table-cell>
          <table:table-cell office:value-type="float" office:value="1518.53" calcext:value-type="float">
            <text:p>1518.53</text:p>
          </table:table-cell>
          <table:table-cell office:value-type="float" office:value="16" calcext:value-type="float">
            <text:p>16</text:p>
          </table:table-cell>
          <table:table-cell office:value-type="float" office:value="11.2919" calcext:value-type="float">
            <text:p>11.291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/>
          <table:table-cell office:value-type="float" office:value="20.3423" calcext:value-type="float">
            <text:p>20.342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7.2903" calcext:value-type="float">
            <text:p>27.290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/>
          <table:table-cell office:value-type="float" office:value="50.74" calcext:value-type="float">
            <text:p>50.74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61.8602" calcext:value-type="float">
            <text:p>61.8602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/>
          <table:table-cell office:value-type="float" office:value="372.321" calcext:value-type="float">
            <text:p>372.321</text:p>
          </table:table-cell>
          <table:table-cell/>
          <table:table-cell office:value-type="float" office:value="1483" calcext:value-type="float">
            <text:p>1483</text:p>
          </table:table-cell>
          <table:table-cell office:value-type="float" office:value="515.035" calcext:value-type="float">
            <text:p>515.035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office:value-type="string" calcext:value-type="string">
            <text:p>Ontologenius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ORO local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C3]/1000" office:value-type="float" office:value="0.000129571" calcext:value-type="float">
            <text:p>0.000129571</text:p>
          </table:table-cell>
          <table:table-cell table:formula="of:=[.D3]/1000" office:value-type="float" office:value="0.02564" calcext:value-type="float">
            <text:p>0.02564</text:p>
          </table:table-cell>
          <table:table-cell table:formula="of:=[.E3]/1000" office:value-type="float" office:value="0.004" calcext:value-type="float">
            <text:p>0.004</text:p>
          </table:table-cell>
          <table:table-cell table:formula="of:=[.C18]/[.B18]" office:value-type="float" office:value="197.883785723657" calcext:value-type="float">
            <text:p>197.8837857237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C4]/1000" office:value-type="float" office:value="0.000269978" calcext:value-type="float">
            <text:p>0.000269978</text:p>
          </table:table-cell>
          <table:table-cell table:formula="of:=[.D4]/1000" office:value-type="float" office:value="0.0314424" calcext:value-type="float">
            <text:p>0.0314424</text:p>
          </table:table-cell>
          <table:table-cell table:formula="of:=[.E4]/1000" office:value-type="float" office:value="0.002" calcext:value-type="float">
            <text:p>0.002</text:p>
          </table:table-cell>
          <table:table-cell table:formula="of:=[.C19]/[.B19]" office:value-type="float" office:value="116.46282289668" calcext:value-type="float">
            <text:p>116.462822896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C5]/1000" office:value-type="float" office:value="0.000330844" calcext:value-type="float">
            <text:p>0.000330844</text:p>
          </table:table-cell>
          <table:table-cell table:formula="of:=[.D5]/1000" office:value-type="float" office:value="0.0478639" calcext:value-type="float">
            <text:p>0.0478639</text:p>
          </table:table-cell>
          <table:table-cell table:formula="of:=[.E5]/1000" office:value-type="float" office:value="0.004" calcext:value-type="float">
            <text:p>0.004</text:p>
          </table:table-cell>
          <table:table-cell table:formula="of:=[.C20]/[.B20]" office:value-type="float" office:value="144.672111327393" calcext:value-type="float">
            <text:p>144.6721113274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C6]/1000" office:value-type="float" office:value="0.0016458" calcext:value-type="float">
            <text:p>0.0016458</text:p>
          </table:table-cell>
          <table:table-cell table:formula="of:=[.D6]/1000" office:value-type="float" office:value="0.688852" calcext:value-type="float">
            <text:p>0.688852</text:p>
          </table:table-cell>
          <table:table-cell table:formula="of:=[.E6]/1000" office:value-type="float" office:value="0.009" calcext:value-type="float">
            <text:p>0.009</text:p>
          </table:table-cell>
          <table:table-cell table:formula="of:=[.C21]/[.B21]" office:value-type="float" office:value="418.551464333455" calcext:value-type="float">
            <text:p>418.551464333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C7]/1000" office:value-type="float" office:value="0.0039183" calcext:value-type="float">
            <text:p>0.0039183</text:p>
          </table:table-cell>
          <table:table-cell table:formula="of:=[.D7]/1000" office:value-type="float" office:value="1.51853" calcext:value-type="float">
            <text:p>1.51853</text:p>
          </table:table-cell>
          <table:table-cell table:formula="of:=[.E7]/1000" office:value-type="float" office:value="0.016" calcext:value-type="float">
            <text:p>0.016</text:p>
          </table:table-cell>
          <table:table-cell table:formula="of:=[.C22]/[.B22]" office:value-type="float" office:value="387.548171400863" calcext:value-type="float">
            <text:p>387.5481714009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[.C8]/1000" office:value-type="float" office:value="0.0203423" calcext:value-type="float">
            <text:p>0.0203423</text:p>
          </table:table-cell>
          <table:table-cell/>
          <table:table-cell table:formula="of:=[.E8]/1000" office:value-type="float" office:value="0.108" calcext:value-type="float">
            <text:p>0.108</text:p>
          </table:table-cell>
          <table:table-cell table:formula="of:=SUM([.E18:.E22])/5" office:value-type="float" office:value="253.02367113641" calcext:value-type="float">
            <text:p>253.0236711364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C9]/1000" office:value-type="float" office:value="0.05074" calcext:value-type="float">
            <text:p>0.05074</text:p>
          </table:table-cell>
          <table:table-cell/>
          <table:table-cell table:formula="of:=[.E9]/1000" office:value-type="float" office:value="0.245" calcext:value-type="float">
            <text:p>0.245</text:p>
          </table:table-cell>
          <table:table-cell table:number-columns-repeated="2"/>
        </table:table-row>
        <table:table-row table:style-name="ro1">
          <table:table-cell office:value-type="float" office:value="450000" calcext:value-type="float">
            <text:p>450000</text:p>
          </table:table-cell>
          <table:table-cell table:formula="of:=[.C10]/1000" office:value-type="float" office:value="0.372321" calcext:value-type="float">
            <text:p>0.372321</text:p>
          </table:table-cell>
          <table:table-cell/>
          <table:table-cell table:formula="of:=[.E10]/1000" office:value-type="float" office:value="1.483" calcext:value-type="float">
            <text:p>1.483</text:p>
          </table:table-cell>
          <table:table-cell table:number-columns-repeated="2"/>
        </table:table-row>
      </table:table>
      <table:table table:name="r2" table:style-name="ta1">
        <table:shapes>
          <draw:frame draw:z-index="0" draw:style-name="gr1" draw:text-style-name="P1" svg:width="576pt" svg:height="255.26pt" svg:x="350.45pt" svg:y="182.95pt">
            <loext:p draw:notify-on-update-of-ranges="r2.A17:r2.A24 r2.B16:r2.B16 r2.B17:r2.B24 r2.A17:r2.A24 r2.C16:r2.C16 r2.C17:r2.C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ntolo s</text:p>
          </table:table-cell>
          <table:table-cell office:value-type="string" calcext:value-type="string">
            <text:p>Ontologenius</text:p>
          </table:table-cell>
          <table:table-cell office:value-type="string" calcext:value-type="string">
            <text:p>ORO server</text:p>
          </table:table-cell>
          <table:table-cell office:value-type="string" calcext:value-type="string">
            <text:p>ORO local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0.388837" calcext:value-type="float">
            <text:p>0.388837</text:p>
          </table:table-cell>
          <table:table-cell office:value-type="float" office:value="32.6108" calcext:value-type="float">
            <text:p>32.6108</text:p>
          </table:table-cell>
          <table:table-cell office:value-type="float" office:value="6" calcext:value-type="float">
            <text:p>6</text:p>
          </table:table-cell>
          <table:table-cell office:value-type="float" office:value="1.70074" calcext:value-type="float">
            <text:p>1.700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0.559784" calcext:value-type="float">
            <text:p>0.559784</text:p>
          </table:table-cell>
          <table:table-cell office:value-type="float" office:value="56.7145" calcext:value-type="float">
            <text:p>56.7145</text:p>
          </table:table-cell>
          <table:table-cell office:value-type="float" office:value="29" calcext:value-type="float">
            <text:p>29</text:p>
          </table:table-cell>
          <table:table-cell office:value-type="float" office:value="1.9408" calcext:value-type="float">
            <text:p>1.94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0.549303" calcext:value-type="float">
            <text:p>0.549303</text:p>
          </table:table-cell>
          <table:table-cell office:value-type="float" office:value="49.5116" calcext:value-type="float">
            <text:p>49.5116</text:p>
          </table:table-cell>
          <table:table-cell office:value-type="float" office:value="40" calcext:value-type="float">
            <text:p>40</text:p>
          </table:table-cell>
          <table:table-cell office:value-type="float" office:value="2.9101" calcext:value-type="float">
            <text:p>2.910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/>
          <table:table-cell office:value-type="float" office:value="2.18277" calcext:value-type="float">
            <text:p>2.18277</text:p>
          </table:table-cell>
          <table:table-cell office:value-type="float" office:value="606.81" calcext:value-type="float">
            <text:p>606.81</text:p>
          </table:table-cell>
          <table:table-cell office:value-type="float" office:value="254" calcext:value-type="float">
            <text:p>254</text:p>
          </table:table-cell>
          <table:table-cell office:value-type="float" office:value="9.84955" calcext:value-type="float">
            <text:p>9.8495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  <table:table-cell office:value-type="float" office:value="4.7494" calcext:value-type="float">
            <text:p>4.7494</text:p>
          </table:table-cell>
          <table:table-cell office:value-type="float" office:value="2675.06" calcext:value-type="float">
            <text:p>2675.06</text:p>
          </table:table-cell>
          <table:table-cell office:value-type="float" office:value="895" calcext:value-type="float">
            <text:p>895</text:p>
          </table:table-cell>
          <table:table-cell office:value-type="float" office:value="19.237" calcext:value-type="float">
            <text:p>19.23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/>
          <table:table-cell office:value-type="float" office:value="27.6185" calcext:value-type="float">
            <text:p>27.618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34.2155" calcext:value-type="float">
            <text:p>34.215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/>
          <table:table-cell office:value-type="float" office:value="66.56" calcext:value-type="float">
            <text:p>66.56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76.3441" calcext:value-type="float">
            <text:p>76.3441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/>
          <table:table-cell office:value-type="float" office:value="434.581" calcext:value-type="float">
            <text:p>434.581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611.912" calcext:value-type="float">
            <text:p>611.912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Ontologenius</text:p>
          </table:table-cell>
          <table:table-cell office:value-type="string" calcext:value-type="string">
            <text:p>ORO</text:p>
          </table:table-cell>
          <table:table-cell office:value-type="string" calcext:value-type="string">
            <text:p>ORO local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C3]/1000" office:value-type="float" office:value="0.000388837" calcext:value-type="float">
            <text:p>0.000388837</text:p>
          </table:table-cell>
          <table:table-cell table:formula="of:=[.D3]/1000" office:value-type="float" office:value="0.0326108" calcext:value-type="float">
            <text:p>0.0326108</text:p>
          </table:table-cell>
          <table:table-cell table:formula="of:=[.E3]/1000" office:value-type="float" office:value="0.006" calcext:value-type="float">
            <text:p>0.006</text:p>
          </table:table-cell>
          <table:table-cell table:formula="of:=[.C17]/[.B17]" office:value-type="float" office:value="83.8675331822846" calcext:value-type="float">
            <text:p>83.867533182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C4]/1000" office:value-type="float" office:value="0.000559784" calcext:value-type="float">
            <text:p>0.000559784</text:p>
          </table:table-cell>
          <table:table-cell table:formula="of:=[.D4]/1000" office:value-type="float" office:value="0.0567145" calcext:value-type="float">
            <text:p>0.0567145</text:p>
          </table:table-cell>
          <table:table-cell table:formula="of:=[.E4]/1000" office:value-type="float" office:value="0.029" calcext:value-type="float">
            <text:p>0.029</text:p>
          </table:table-cell>
          <table:table-cell table:formula="of:=[.C18]/[.B18]" office:value-type="float" office:value="101.314971489003" calcext:value-type="float">
            <text:p>101.31497148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C5]/1000" office:value-type="float" office:value="0.000549303" calcext:value-type="float">
            <text:p>0.000549303</text:p>
          </table:table-cell>
          <table:table-cell table:formula="of:=[.D5]/1000" office:value-type="float" office:value="0.0495116" calcext:value-type="float">
            <text:p>0.0495116</text:p>
          </table:table-cell>
          <table:table-cell table:formula="of:=[.E5]/1000" office:value-type="float" office:value="0.04" calcext:value-type="float">
            <text:p>0.04</text:p>
          </table:table-cell>
          <table:table-cell table:formula="of:=[.C19]/[.B19]" office:value-type="float" office:value="90.1353169380105" calcext:value-type="float">
            <text:p>90.135316938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C6]/1000" office:value-type="float" office:value="0.00218277" calcext:value-type="float">
            <text:p>0.00218277</text:p>
          </table:table-cell>
          <table:table-cell table:formula="of:=[.D6]/1000" office:value-type="float" office:value="0.60681" calcext:value-type="float">
            <text:p>0.60681</text:p>
          </table:table-cell>
          <table:table-cell table:formula="of:=[.E6]/1000" office:value-type="float" office:value="0.254" calcext:value-type="float">
            <text:p>0.254</text:p>
          </table:table-cell>
          <table:table-cell table:formula="of:=[.C20]/[.B20]" office:value-type="float" office:value="277.999972511992" calcext:value-type="float">
            <text:p>277.999972512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C7]/1000" office:value-type="float" office:value="0.0047494" calcext:value-type="float">
            <text:p>0.0047494</text:p>
          </table:table-cell>
          <table:table-cell table:formula="of:=[.D7]/1000" office:value-type="float" office:value="2.67506" calcext:value-type="float">
            <text:p>2.67506</text:p>
          </table:table-cell>
          <table:table-cell table:formula="of:=[.E7]/1000" office:value-type="float" office:value="0.895" calcext:value-type="float">
            <text:p>0.895</text:p>
          </table:table-cell>
          <table:table-cell table:formula="of:=[.C21]/[.B21]" office:value-type="float" office:value="563.241672632332" calcext:value-type="float">
            <text:p>563.2416726323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[.C8]/1000" office:value-type="float" office:value="0.0276185" calcext:value-type="float">
            <text:p>0.0276185</text:p>
          </table:table-cell>
          <table:table-cell/>
          <table:table-cell table:formula="of:=[.E8]/1000" office:value-type="float" office:value="4" calcext:value-type="float">
            <text:p>4</text:p>
          </table:table-cell>
          <table:table-cell table:formula="of:=SUM([.E17:.E21])/5" office:value-type="float" office:value="223.311893350724" calcext:value-type="float">
            <text:p>223.3118933507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C9]/1000" office:value-type="float" office:value="0.06656" calcext:value-type="float">
            <text:p>0.06656</text:p>
          </table:table-cell>
          <table:table-cell/>
          <table:table-cell table:formula="of:=[.E9]/1000" office:value-type="float" office:value="0.285" calcext:value-type="float">
            <text:p>0.285</text:p>
          </table:table-cell>
          <table:table-cell table:number-columns-repeated="2"/>
        </table:table-row>
        <table:table-row table:style-name="ro1">
          <table:table-cell office:value-type="float" office:value="450000" calcext:value-type="float">
            <text:p>450000</text:p>
          </table:table-cell>
          <table:table-cell table:formula="of:=[.C10]/1000" office:value-type="float" office:value="0.434581" calcext:value-type="float">
            <text:p>0.434581</text:p>
          </table:table-cell>
          <table:table-cell/>
          <table:table-cell table:formula="of:=[.E10]/1000" office:value-type="float" office:value="1.526" calcext:value-type="float">
            <text:p>1.526</text:p>
          </table:table-cell>
          <table:table-cell table:number-columns-repeated="2"/>
        </table:table-row>
      </table:table>
      <table:table table:name="r1" table:style-name="ta1">
        <table:shapes>
          <draw:frame draw:z-index="0" draw:style-name="gr1" draw:text-style-name="P1" svg:width="576pt" svg:height="255.23pt" svg:x="391.01pt" svg:y="167.16pt">
            <loext:p draw:notify-on-update-of-ranges="r1.A15:r1.A22 r1.B14:r1.B14 r1.B15:r1.B22 r1.A15:r1.A22 r1.C14:r1.C14 r1.C15:r1.C22 r1.A15:r1.A22 r1.D14:r1.D14 r1.D15:r1.D2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ntolo s</text:p>
          </table:table-cell>
          <table:table-cell office:value-type="string" calcext:value-type="string">
            <text:p>Ontologenius</text:p>
          </table:table-cell>
          <table:table-cell office:value-type="string" calcext:value-type="string">
            <text:p>ORO server</text:p>
          </table:table-cell>
          <table:table-cell office:value-type="string" calcext:value-type="string">
            <text:p>ORO local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0.208436" calcext:value-type="float">
            <text:p>0.208436</text:p>
          </table:table-cell>
          <table:table-cell office:value-type="float" office:value="33.3398" calcext:value-type="float">
            <text:p>33.3398</text:p>
          </table:table-cell>
          <table:table-cell office:value-type="float" office:value="10" calcext:value-type="float">
            <text:p>10</text:p>
          </table:table-cell>
          <table:table-cell office:value-type="float" office:value="0.587231" calcext:value-type="float">
            <text:p>0.58723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0.264025" calcext:value-type="float">
            <text:p>0.264025</text:p>
          </table:table-cell>
          <table:table-cell office:value-type="float" office:value="67.7533" calcext:value-type="float">
            <text:p>67.7533</text:p>
          </table:table-cell>
          <table:table-cell office:value-type="float" office:value="18" calcext:value-type="float">
            <text:p>18</text:p>
          </table:table-cell>
          <table:table-cell office:value-type="float" office:value="0.837216" calcext:value-type="float">
            <text:p>0.8372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0.36093" calcext:value-type="float">
            <text:p>0.36093</text:p>
          </table:table-cell>
          <table:table-cell office:value-type="float" office:value="71.6743" calcext:value-type="float">
            <text:p>71.6743</text:p>
          </table:table-cell>
          <table:table-cell office:value-type="float" office:value="18" calcext:value-type="float">
            <text:p>18</text:p>
          </table:table-cell>
          <table:table-cell office:value-type="float" office:value="1.11312" calcext:value-type="float">
            <text:p>1.1131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/>
          <table:table-cell office:value-type="float" office:value="3.0482" calcext:value-type="float">
            <text:p>3.0482</text:p>
          </table:table-cell>
          <table:table-cell office:value-type="float" office:value="768.839" calcext:value-type="float">
            <text:p>768.839</text:p>
          </table:table-cell>
          <table:table-cell office:value-type="float" office:value="43" calcext:value-type="float">
            <text:p>43</text:p>
          </table:table-cell>
          <table:table-cell office:value-type="float" office:value="5.38431" calcext:value-type="float">
            <text:p>5.3843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  <table:table-cell office:value-type="float" office:value="3.88251" calcext:value-type="float">
            <text:p>3.88251</text:p>
          </table:table-cell>
          <table:table-cell office:value-type="float" office:value="1587.47" calcext:value-type="float">
            <text:p>1587.47</text:p>
          </table:table-cell>
          <table:table-cell office:value-type="float" office:value="72" calcext:value-type="float">
            <text:p>72</text:p>
          </table:table-cell>
          <table:table-cell office:value-type="float" office:value="10.9324" calcext:value-type="float">
            <text:p>10.932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/>
          <table:table-cell office:value-type="float" office:value="21.5577" calcext:value-type="float">
            <text:p>21.5577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8.254" calcext:value-type="float">
            <text:p>18.25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/>
          <table:table-cell office:value-type="float" office:value="49.1" calcext:value-type="float">
            <text:p>49.1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45.6068" calcext:value-type="float">
            <text:p>45.6068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/>
          <table:table-cell office:value-type="float" office:value="343.004" calcext:value-type="float">
            <text:p>343.004</text:p>
          </table:table-cell>
          <table:table-cell/>
          <table:table-cell office:value-type="float" office:value="4436" calcext:value-type="float">
            <text:p>4436</text:p>
          </table:table-cell>
          <table:table-cell office:value-type="float" office:value="483.786" calcext:value-type="float">
            <text:p>483.786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Ontologenius</text:p>
          </table:table-cell>
          <table:table-cell office:value-type="string" calcext:value-type="string">
            <text:p>ORO server</text:p>
          </table:table-cell>
          <table:table-cell office:value-type="string" calcext:value-type="string">
            <text:p>ORO local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C3]/1000" office:value-type="float" office:value="0.000208436" calcext:value-type="float">
            <text:p>0.000208436</text:p>
          </table:table-cell>
          <table:table-cell table:formula="of:=[.D3]/1000" office:value-type="float" office:value="0.0333398" calcext:value-type="float">
            <text:p>0.0333398</text:p>
          </table:table-cell>
          <table:table-cell table:formula="of:=[.E3]/1000" office:value-type="float" office:value="0.01" calcext:value-type="float">
            <text:p>0.01</text:p>
          </table:table-cell>
          <table:table-cell table:formula="of:=[.C15]/[.B15]" office:value-type="float" office:value="159.952215548178" calcext:value-type="float">
            <text:p>159.9522155482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C4]/1000" office:value-type="float" office:value="0.000264025" calcext:value-type="float">
            <text:p>0.000264025</text:p>
          </table:table-cell>
          <table:table-cell table:formula="of:=[.D4]/1000" office:value-type="float" office:value="0.0677533" calcext:value-type="float">
            <text:p>0.0677533</text:p>
          </table:table-cell>
          <table:table-cell table:formula="of:=[.E4]/1000" office:value-type="float" office:value="0.018" calcext:value-type="float">
            <text:p>0.018</text:p>
          </table:table-cell>
          <table:table-cell table:formula="of:=[.C16]/[.B16]" office:value-type="float" office:value="256.616987027744" calcext:value-type="float">
            <text:p>256.616987027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C5]/1000" office:value-type="float" office:value="0.00036093" calcext:value-type="float">
            <text:p>0.00036093</text:p>
          </table:table-cell>
          <table:table-cell table:formula="of:=[.D5]/1000" office:value-type="float" office:value="0.0716743" calcext:value-type="float">
            <text:p>0.0716743</text:p>
          </table:table-cell>
          <table:table-cell table:formula="of:=[.E5]/1000" office:value-type="float" office:value="0.018" calcext:value-type="float">
            <text:p>0.018</text:p>
          </table:table-cell>
          <table:table-cell table:formula="of:=[.C17]/[.B17]" office:value-type="float" office:value="198.582273571053" calcext:value-type="float">
            <text:p>198.5822735711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C6]/1000" office:value-type="float" office:value="0.0030482" calcext:value-type="float">
            <text:p>0.0030482</text:p>
          </table:table-cell>
          <table:table-cell table:formula="of:=[.D6]/1000" office:value-type="float" office:value="0.768839" calcext:value-type="float">
            <text:p>0.768839</text:p>
          </table:table-cell>
          <table:table-cell table:formula="of:=[.E6]/1000" office:value-type="float" office:value="0.043" calcext:value-type="float">
            <text:p>0.043</text:p>
          </table:table-cell>
          <table:table-cell table:formula="of:=[.C18]/[.B18]" office:value-type="float" office:value="252.227216061938" calcext:value-type="float">
            <text:p>252.2272160619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C7]/1000" office:value-type="float" office:value="0.00388251" calcext:value-type="float">
            <text:p>0.00388251</text:p>
          </table:table-cell>
          <table:table-cell table:formula="of:=[.D7]/1000" office:value-type="float" office:value="1.58747" calcext:value-type="float">
            <text:p>1.58747</text:p>
          </table:table-cell>
          <table:table-cell table:formula="of:=[.E7]/1000" office:value-type="float" office:value="0.072" calcext:value-type="float">
            <text:p>0.072</text:p>
          </table:table-cell>
          <table:table-cell table:formula="of:=[.C19]/[.B19]" office:value-type="float" office:value="408.877246935616" calcext:value-type="float">
            <text:p>408.8772469356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[.C8]/1000" office:value-type="float" office:value="0.0215577" calcext:value-type="float">
            <text:p>0.0215577</text:p>
          </table:table-cell>
          <table:table-cell/>
          <table:table-cell table:formula="of:=[.E8]/1000" office:value-type="float" office:value="0.38" calcext:value-type="float">
            <text:p>0.38</text:p>
          </table:table-cell>
          <table:table-cell table:formula="of:=SUM([.E15:.E19])/5" office:value-type="float" office:value="255.251187828906" calcext:value-type="float">
            <text:p>255.2511878289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C9]/1000" office:value-type="float" office:value="0.0491" calcext:value-type="float">
            <text:p>0.0491</text:p>
          </table:table-cell>
          <table:table-cell/>
          <table:table-cell table:formula="of:=[.E9]/1000" office:value-type="float" office:value="0.796" calcext:value-type="float">
            <text:p>0.796</text:p>
          </table:table-cell>
          <table:table-cell table:number-columns-repeated="2"/>
        </table:table-row>
        <table:table-row table:style-name="ro1">
          <table:table-cell office:value-type="float" office:value="450000" calcext:value-type="float">
            <text:p>450000</text:p>
          </table:table-cell>
          <table:table-cell table:formula="of:=[.C10]/1000" office:value-type="float" office:value="0.343004" calcext:value-type="float">
            <text:p>0.343004</text:p>
          </table:table-cell>
          <table:table-cell/>
          <table:table-cell table:formula="of:=[.E10]/1000" office:value-type="float" office:value="4.436" calcext:value-type="float">
            <text:p>4.43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5">00/00/0000</text:date>, <text:time style:data-style-name="N2" text:time-value="15:23:06.4686261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2:35:28.583574140</meta:creation-date>
    <dc:date>2021-05-25T15:47:53.233688312</dc:date>
    <meta:editing-duration>P1DT2H32M13S</meta:editing-duration>
    <meta:editing-cycles>49</meta:editing-cycles>
    <meta:generator>LibreOffice/5.1.6.2$Linux_X86_64 LibreOffice_project/10m0$Build-2</meta:generator>
    <meta:print-date>2019-01-28T13:26:44.541646129</meta:print-date>
    <meta:document-statistic meta:table-count="3" meta:cell-count="24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TeXGyrePagella" style:font-style-name="Regular" fo:font-size="11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TeXGyrePagella" style:font-style-name="Regular" fo:font-size="10.5pt" style:font-size-asian="10pt" style:font-size-complex="10pt"/>
    </style:style>
    <style:style style:name="ch5" style:family="chart">
      <style:chart-properties chart:auto-position="true" style:rotation-angle="0"/>
      <style:text-properties fo:font-family="TeXGyrePagella" style:font-style-name="Regular" fo:font-size="11pt" style:font-size-asian="9pt" style:font-size-complex="9pt"/>
    </style:style>
    <style:style style:name="ch6" style:family="chart">
      <style:chart-properties chart:auto-position="true" style:rotation-angle="90"/>
      <style:text-properties fo:font-family="TeXGyrePagella" style:font-style-name="Regular"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33333" draw:fill-color="#3333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dash" draw:stroke-dash="Fine_20_Dashed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1cm" svg:height="9.006cm" xlink:href=".." xlink:type="simple" chart:class="chart:scatter" chart:style-name="ch1">
        <chart:legend svg:x="2.678cm" svg:y="0.379cm" style:legend-expansion="custom" chartooo:width="5.105cm" chartooo:height="1.466cm" style:legend-expansion-aspect-ratio="3.48226466575716" chart:style-name="ch2"/>
        <chart:plot-area chart:style-name="ch3" table:cell-range-address="r3.A18:r3.C25 r3.B17:r3.C17" chart:data-source-has-labels="row" svg:x="1.671cm" svg:y="0.18cm" svg:width="18.244cm" svg:height="7.411cm">
          <chartooo:coordinate-region svg:x="2.954cm" svg:y="0.445cm" svg:width="16.311cm" svg:height="6.367cm"/>
          <chart:axis chart:dimension="x" chart:name="primary-x" chart:style-name="ch4">
            <chart:title svg:x="8.474cm" svg:y="7.771cm" chart:style-name="ch5">
              <text:p>Number of inserted entity</text:p>
            </chart:title>
          </chart:axis>
          <chart:axis chart:dimension="y" chart:name="primary-y" chart:style-name="ch4">
            <chart:title svg:x="0.451cm" svg:y="5.688cm" chart:style-name="ch6">
              <text:p>CPU time (seconds)</text:p>
            </chart:title>
            <chart:grid chart:style-name="ch7" chart:class="major"/>
          </chart:axis>
          <chart:series chart:style-name="ch8" chart:values-cell-range-address="r3.B18:r3.B25" chart:label-cell-address="r3.B17:r3.B17" chart:class="chart:scatter">
            <chart:domain table:cell-range-address="r3.A18:r3.A25"/>
            <chart:data-point chart:repeated="8"/>
          </chart:series>
          <chart:series chart:style-name="ch9" chart:values-cell-range-address="r3.C18:r3.C25" chart:label-cell-address="r3.C17:r3.C17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ntologenius</text:p>
                <draw:g>
                  <svg:desc>r3.B17:r3.B17</svg:desc>
                </draw:g>
              </table:table-cell>
              <table:table-cell office:value-type="string">
                <text:p>ORO</text:p>
                <draw:g>
                  <svg:desc>r3.C17:r3.C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r3.A18:r3.A25</svg:desc>
                </draw:g>
              </table:table-cell>
              <table:table-cell office:value-type="float" office:value="0.000129571">
                <text:p>0.000129571</text:p>
                <draw:g>
                  <svg:desc>r3.B18:r3.B25</svg:desc>
                </draw:g>
              </table:table-cell>
              <table:table-cell office:value-type="float" office:value="0.02564">
                <text:p>0.02564</text:p>
                <draw:g>
                  <svg:desc>r3.C18:r3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0.000269978">
                <text:p>0.000269978</text:p>
              </table:table-cell>
              <table:table-cell office:value-type="float" office:value="0.0314424">
                <text:p>0.03144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0330844">
                <text:p>0.000330844</text:p>
              </table:table-cell>
              <table:table-cell office:value-type="float" office:value="0.0478639">
                <text:p>0.0478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0.0016458">
                <text:p>0.0016458</text:p>
              </table:table-cell>
              <table:table-cell office:value-type="float" office:value="0.688852">
                <text:p>0.6888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0039183">
                <text:p>0.0039183</text:p>
              </table:table-cell>
              <table:table-cell office:value-type="float" office:value="1.51853">
                <text:p>1.518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0203423">
                <text:p>0.0203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0.05074">
                <text:p>0.05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00">
                <text:p>450000</text:p>
              </table:table-cell>
              <table:table-cell office:value-type="float" office:value="0.372321">
                <text:p>0.3723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TeXGyrePagella" style:font-style-name="Regular" fo:font-size="11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TeXGyrePagella" style:font-style-name="Regular" fo:font-size="10.5pt" style:font-size-asian="10pt" style:font-size-complex="10pt"/>
    </style:style>
    <style:style style:name="ch5" style:family="chart">
      <style:chart-properties chart:auto-position="true" style:rotation-angle="0"/>
      <style:text-properties fo:font-family="TeXGyrePagella" style:font-style-name="Regular" fo:font-size="11pt" style:font-size-asian="9pt" style:font-size-complex="9pt"/>
    </style:style>
    <style:style style:name="ch6" style:family="chart">
      <style:chart-properties chart:auto-position="true" style:rotation-angle="90"/>
      <style:text-properties fo:font-family="TeXGyrePagella" style:font-style-name="Regular"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33333" draw:fill-color="#3333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dash" draw:stroke-dash="Fine_20_Dashed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1cm" svg:height="9.006cm" xlink:href=".." xlink:type="simple" chart:class="chart:scatter" chart:style-name="ch1">
        <chart:legend svg:x="2.439cm" svg:y="0.446cm" style:legend-expansion="custom" chartooo:width="5.894cm" chartooo:height="1.466cm" style:legend-expansion-aspect-ratio="4.02046384720327" chart:style-name="ch2"/>
        <chart:plot-area chart:style-name="ch3" table:cell-range-address="r2.A17:r2.C24 r2.B16:r2.C16" chart:data-source-has-labels="row" svg:x="1.671cm" svg:y="0.18cm" svg:width="18.244cm" svg:height="7.411cm">
          <chartooo:coordinate-region svg:x="2.954cm" svg:y="0.445cm" svg:width="16.311cm" svg:height="6.367cm"/>
          <chart:axis chart:dimension="x" chart:name="primary-x" chart:style-name="ch4">
            <chart:title svg:x="8.474cm" svg:y="7.771cm" chart:style-name="ch5">
              <text:p>Number of inserted entity</text:p>
            </chart:title>
          </chart:axis>
          <chart:axis chart:dimension="y" chart:name="primary-y" chart:style-name="ch4">
            <chart:title svg:x="0.451cm" svg:y="5.688cm" chart:style-name="ch6">
              <text:p>CPU time (seconds)</text:p>
            </chart:title>
            <chart:grid chart:style-name="ch7" chart:class="major"/>
          </chart:axis>
          <chart:series chart:style-name="ch8" chart:values-cell-range-address="r2.B17:r2.B24" chart:label-cell-address="r2.B16:r2.B16" chart:class="chart:scatter">
            <chart:domain table:cell-range-address="r2.A17:r2.A24"/>
            <chart:data-point chart:repeated="8"/>
          </chart:series>
          <chart:series chart:style-name="ch9" chart:values-cell-range-address="r2.C17:r2.C24" chart:label-cell-address="r2.C16:r2.C16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ntologenius</text:p>
                <draw:g>
                  <svg:desc>r2.B16:r2.B16</svg:desc>
                </draw:g>
              </table:table-cell>
              <table:table-cell office:value-type="string">
                <text:p>ORO</text:p>
                <draw:g>
                  <svg:desc>r2.C16:r2.C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r2.A17:r2.A24</svg:desc>
                </draw:g>
              </table:table-cell>
              <table:table-cell office:value-type="float" office:value="0.000388837">
                <text:p>0.000388837</text:p>
                <draw:g>
                  <svg:desc>r2.B17:r2.B24</svg:desc>
                </draw:g>
              </table:table-cell>
              <table:table-cell office:value-type="float" office:value="0.0326108">
                <text:p>0.0326108</text:p>
                <draw:g>
                  <svg:desc>r2.C17:r2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0.000559784">
                <text:p>0.000559784</text:p>
              </table:table-cell>
              <table:table-cell office:value-type="float" office:value="0.0567145">
                <text:p>0.0567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0549303">
                <text:p>0.000549303</text:p>
              </table:table-cell>
              <table:table-cell office:value-type="float" office:value="0.0495116">
                <text:p>0.0495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0.00218277">
                <text:p>0.00218277</text:p>
              </table:table-cell>
              <table:table-cell office:value-type="float" office:value="0.60681">
                <text:p>0.60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0047494">
                <text:p>0.0047494</text:p>
              </table:table-cell>
              <table:table-cell office:value-type="float" office:value="2.67506">
                <text:p>2.67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0276185">
                <text:p>0.0276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0.06656">
                <text:p>0.06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00">
                <text:p>450000</text:p>
              </table:table-cell>
              <table:table-cell office:value-type="float" office:value="0.434581">
                <text:p>0.43458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TeXGyrePagella" style:font-style-name="Regular" fo:font-size="11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TeXGyrePagella" style:font-style-name="Regular" fo:font-size="10.5pt" style:font-size-asian="10pt" style:font-size-complex="10pt"/>
    </style:style>
    <style:style style:name="ch5" style:family="chart">
      <style:chart-properties chart:auto-position="true" style:rotation-angle="0"/>
      <style:text-properties fo:font-family="TeXGyrePagella" style:font-style-name="Regular" fo:font-size="11pt" style:font-size-asian="9pt" style:font-size-complex="9pt"/>
    </style:style>
    <style:style style:name="ch6" style:family="chart">
      <style:chart-properties chart:auto-position="true" style:rotation-angle="90"/>
      <style:text-properties fo:font-family="TeXGyrePagella" style:font-style-name="Regular"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33333" draw:fill-color="#3333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dash" draw:stroke-dash="Fine_20_Dashed" svg:stroke-width="0.08cm" svg:stroke-color="#333333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dash" draw:stroke-dash="Fine_20_Dotted" svg:stroke-width="0.08cm" svg:stroke-color="#333333" draw:fill-color="#33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21cm" svg:height="9.005cm" xlink:href=".." xlink:type="simple" chart:class="chart:scatter" chart:style-name="ch1">
        <chart:legend svg:x="1.903cm" svg:y="0.345cm" style:legend-expansion="custom" chartooo:width="6.636cm" chartooo:height="2.149cm" style:legend-expansion-aspect-ratio="3.08794788273616" chart:style-name="ch2"/>
        <chart:plot-area chart:style-name="ch3" table:cell-range-address="r1.A15:r1.D22 r1.B14:r1.D14" chart:data-source-has-labels="row" svg:x="1.671cm" svg:y="0.18cm" svg:width="18.244cm" svg:height="7.41cm">
          <chartooo:coordinate-region svg:x="2.954cm" svg:y="0.445cm" svg:width="16.311cm" svg:height="6.366cm"/>
          <chart:axis chart:dimension="x" chart:name="primary-x" chart:style-name="ch4">
            <chart:title svg:x="8.474cm" svg:y="7.77cm" chart:style-name="ch5">
              <text:p>Number of inserted entity</text:p>
            </chart:title>
          </chart:axis>
          <chart:axis chart:dimension="y" chart:name="primary-y" chart:style-name="ch4">
            <chart:title svg:x="0.451cm" svg:y="5.688cm" chart:style-name="ch6">
              <text:p>CPU time (seconds)</text:p>
            </chart:title>
            <chart:grid chart:style-name="ch7" chart:class="major"/>
          </chart:axis>
          <chart:series chart:style-name="ch8" chart:values-cell-range-address="r1.B15:r1.B22" chart:label-cell-address="r1.B14:r1.B14" chart:class="chart:scatter">
            <chart:domain table:cell-range-address="r1.A15:r1.A22"/>
            <chart:data-point chart:repeated="8"/>
          </chart:series>
          <chart:series chart:style-name="ch9" chart:values-cell-range-address="r1.C15:r1.C22" chart:label-cell-address="r1.C14:r1.C14" chart:class="chart:scatter">
            <chart:data-point chart:repeated="8"/>
          </chart:series>
          <chart:series chart:style-name="ch10" chart:values-cell-range-address="r1.D15:r1.D22" chart:label-cell-address="r1.D14:r1.D14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ntologenius</text:p>
                <draw:g>
                  <svg:desc>r1.B14:r1.B14</svg:desc>
                </draw:g>
              </table:table-cell>
              <table:table-cell office:value-type="string">
                <text:p>ORO server</text:p>
                <draw:g>
                  <svg:desc>r1.C14:r1.C14</svg:desc>
                </draw:g>
              </table:table-cell>
              <table:table-cell office:value-type="string">
                <text:p>ORO local</text:p>
                <draw:g>
                  <svg:desc>r1.D14:r1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r1.A15:r1.A22</svg:desc>
                </draw:g>
              </table:table-cell>
              <table:table-cell office:value-type="float" office:value="0.000208436">
                <text:p>0.000208436</text:p>
                <draw:g>
                  <svg:desc>r1.B15:r1.B22</svg:desc>
                </draw:g>
              </table:table-cell>
              <table:table-cell office:value-type="float" office:value="0.0333398">
                <text:p>0.0333398</text:p>
                <draw:g>
                  <svg:desc>r1.C15:r1.C22</svg:desc>
                </draw:g>
              </table:table-cell>
              <table:table-cell office:value-type="float" office:value="0.01">
                <text:p>0.01</text:p>
                <draw:g>
                  <svg:desc>r1.D15:r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0.000264025">
                <text:p>0.000264025</text:p>
              </table:table-cell>
              <table:table-cell office:value-type="float" office:value="0.0677533">
                <text:p>0.0677533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036093">
                <text:p>0.00036093</text:p>
              </table:table-cell>
              <table:table-cell office:value-type="float" office:value="0.0716743">
                <text:p>0.0716743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0.0030482">
                <text:p>0.0030482</text:p>
              </table:table-cell>
              <table:table-cell office:value-type="float" office:value="0.768839">
                <text:p>0.768839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00388251">
                <text:p>0.00388251</text:p>
              </table:table-cell>
              <table:table-cell office:value-type="float" office:value="1.58747">
                <text:p>1.58747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">
                <text:p>50000</text:p>
              </table:table-cell>
              <table:table-cell office:value-type="float" office:value="0.0215577">
                <text:p>0.0215577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0.0491">
                <text:p>0.0491</text:p>
              </table:table-cell>
              <table:table-cell office:value-type="float" office:value="NaN">
                <text:p>NaN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00">
                <text:p>450000</text:p>
              </table:table-cell>
              <table:table-cell office:value-type="float" office:value="0.343004">
                <text:p>0.343004</text:p>
              </table:table-cell>
              <table:table-cell office:value-type="float" office:value="NaN">
                <text:p>NaN</text:p>
              </table:table-cell>
              <table:table-cell office:value-type="float" office:value="4.436">
                <text:p>4.4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</office:styles>
</office:document-styles>
</file>